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1.B1" style:family="table-cell">
      <style:table-cell-properties fo:padding="0.049cm" fo:border="0.3pt solid #000000" style:writing-mode="page"/>
    </style:style>
    <style:style style:name="Таблица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1.B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1.111cm"/>
    </style:style>
    <style:style style:name="Таблица2.B" style:family="table-column">
      <style:table-column-properties style:column-width="5.3cm"/>
    </style:style>
    <style:style style:name="Таблица2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2.D1" style:family="table-cell">
      <style:table-cell-properties fo:padding="0.049cm" fo:border="0.3pt solid #000000" style:writing-mode="page"/>
    </style:style>
    <style:style style:name="Таблица2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2.D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line-height="0.499cm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fc22e" officeooo:paragraph-rsid="000fc22e" style:text-blinking="false" fo:background-color="#ffffff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0.499cm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c4022" officeooo:paragraph-rsid="000fc22e" style:text-blinking="false" fo:background-color="#ffffff" style:font-size-asian="12pt" style:font-size-complex="12pt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font-style="normal" style:text-underline-style="none" fo:font-weight="bold" officeooo:rsid="000fc22e" officeooo:paragraph-rsid="000fc22e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font-style="normal" style:text-underline-style="none" fo:font-weight="bold" officeooo:rsid="000fc22e" officeooo:paragraph-rsid="000fc22e" style:text-blinking="false" fo:background-color="transparent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font-style="normal" style:text-underline-style="none" fo:font-weight="bold" officeooo:rsid="001b354a" officeooo:paragraph-rsid="001b354a" style:text-blinking="false" fo:background-color="transparent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fc22e" officeooo:paragraph-rsid="000fc22e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9baa2" officeooo:paragraph-rsid="0019baa2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0fc22e" officeooo:paragraph-rsid="000fc22e" style:text-blinking="false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officeooo:paragraph-rsid="001b354a"/>
    </style:style>
    <style:style style:name="P10" style:family="paragraph" style:parent-style-name="Standard">
      <style:text-properties style:font-name="Liberation Mono" officeooo:paragraph-rsid="000e2b99"/>
    </style:style>
    <style:style style:name="P11" style:family="paragraph" style:parent-style-name="Standard">
      <style:text-properties style:font-name="Liberation Mono" officeooo:rsid="000e2b99" officeooo:paragraph-rsid="000e2b99"/>
    </style:style>
    <style:style style:name="P12" style:family="paragraph" style:parent-style-name="Standard">
      <style:paragraph-properties fo:line-height="0.499cm"/>
      <style:text-properties style:font-name="Liberation Mono" fo:font-size="12pt" fo:font-weight="normal" officeooo:rsid="000a2c2d" officeooo:paragraph-rsid="000fc22e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e2b99" style:text-blinking="false" fo:background-color="#ffffff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c91c3" style:text-blinking="false" fo:background-color="#ffffff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c91c3" style:text-blinking="false" fo:background-color="#ffffff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c91c3" style:text-blinking="false" fo:background-color="#ffffff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c91c3" style:text-blinking="false" fo:background-color="#ffffff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c91c3" style:text-blinking="false" fo:background-color="#ffffff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c91c3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c91c3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Liberation Mono" fo:font-size="12pt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Liberation Mono" fo:font-size="12pt" officeooo:rsid="0010d5f6" officeooo:paragraph-rsid="0010d5f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officeooo:rsid="0014d52a" officeooo:paragraph-rsid="0014d52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2pt" officeooo:rsid="0014fd92" officeooo:paragraph-rsid="0014fd92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2pt" officeooo:rsid="00166a78" officeooo:paragraph-rsid="00166a7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2pt" officeooo:rsid="0019baa2" officeooo:paragraph-rsid="0019baa2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officeooo:paragraph-rsid="00166a78"/>
    </style:style>
    <style:style style:name="P29" style:family="paragraph" style:parent-style-name="Text_20_body">
      <style:text-properties fo:font-weight="normal" officeooo:paragraph-rsid="000c91c3"/>
    </style:style>
    <style:style style:name="P30" style:family="paragraph" style:parent-style-name="Text_20_body">
      <style:text-properties officeooo:paragraph-rsid="000c91c3"/>
    </style:style>
    <style:style style:name="P31" style:family="paragraph" style:parent-style-name="Text_20_body">
      <style:paragraph-properties fo:line-height="0.499cm"/>
      <style:text-properties style:font-name="Liberation Mono" fo:font-size="12pt" fo:font-weight="normal" officeooo:rsid="000a2c2d" officeooo:paragraph-rsid="000fc22e" style:font-size-asian="12pt" style:font-size-complex="12pt"/>
    </style:style>
    <style:style style:name="P32" style:family="paragraph" style:parent-style-name="Text_20_body">
      <style:paragraph-properties fo:line-height="0.499cm"/>
      <style:text-properties style:font-name="Liberation Mono" fo:font-size="12pt" officeooo:paragraph-rsid="000fc22e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c91c3" style:text-blinking="false" fo:background-color="transparent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paragraph-rsid="000e2b99" style:text-blinking="false" fo:background-color="transparent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font-style="normal" style:text-underline-style="none" fo:font-weight="bold" officeooo:paragraph-rsid="000e2b99" style:text-blinking="false" fo:background-color="transparent" style:font-size-asian="16pt" style:font-size-complex="16pt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font-style="normal" style:text-underline-style="none" fo:font-weight="bold" officeooo:paragraph-rsid="000fc22e" style:text-blinking="false" fo:background-color="transparent" style:font-size-asian="16pt" style:font-size-complex="16pt"/>
    </style:style>
    <style:style style:name="P37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c91c3" style:text-blinking="false" fo:background-color="#ffffff"/>
    </style:style>
    <style:style style:name="P38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0c91c3"/>
    </style:style>
    <style:style style:name="P39" style:family="paragraph" style:parent-style-name="List_20_Paragraph" style:list-style-name="WWNum25">
      <style:paragraph-properties fo:margin-left="0cm" fo:margin-right="0cm" fo:margin-top="0cm" fo:margin-bottom="0cm" loext:contextual-spacing="true" fo:line-height="100%" fo:text-indent="0cm" style:auto-text-indent="false" style:vertical-align="middle"/>
      <style:text-properties style:font-name="Liberation Mono" officeooo:rsid="000e2b99" officeooo:paragraph-rsid="000e2b99"/>
    </style:style>
    <style:style style:name="P4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9baa2" officeooo:paragraph-rsid="0019baa2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cfccf" officeooo:paragraph-rsid="001cfccf" style:text-blinking="false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1cfccf" officeooo:paragraph-rsid="001cfccf" style:text-blinking="false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ce426"/>
    </style:style>
    <style:style style:name="T2" style:family="text">
      <style:text-properties officeooo:rsid="000bb23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officeooo:rsid="000bb230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e426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91c3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b354a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Mono" fo:font-size="12pt" officeooo:rsid="0019baa2" style:font-size-asian="10.5pt" style:font-size-complex="12pt"/>
    </style:style>
    <style:style style:name="T10" style:family="text">
      <style:text-properties style:font-name="Liberation Mono" fo:font-size="12pt" officeooo:rsid="00166a78" style:font-size-asian="10.5pt" style:font-size-complex="12pt"/>
    </style:style>
    <style:style style:name="T11" style:family="text">
      <style:text-properties fo:font-weight="normal" officeooo:rsid="000bb230"/>
    </style:style>
    <style:style style:name="T12" style:family="text">
      <style:text-properties fo:font-weight="normal" officeooo:rsid="000a2c2d"/>
    </style:style>
    <style:style style:name="T13" style:family="text">
      <style:text-properties fo:font-weight="normal" officeooo:rsid="000c4022"/>
    </style:style>
    <style:style style:name="T14" style:family="text">
      <style:text-properties officeooo:rsid="000fc22e"/>
    </style:style>
    <style:style style:name="T15" style:family="text">
      <style:text-properties officeooo:rsid="0010d5f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39e8"/>
    </style:style>
    <style:style style:name="T18" style:family="text">
      <style:text-properties officeooo:rsid="0019baa2"/>
    </style:style>
    <style:style style:name="T19" style:family="text">
      <style:text-properties officeooo:rsid="001b6a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осковский авиационный институт</text:p>
      <text:p text:style-name="P15">(Национальный исследовательский университет)</text:p>
      <text:p text:style-name="P30"/>
      <text:p text:style-name="P33">Институт: «Информационные технологии и прикладная математика»</text:p>
      <text:p text:style-name="P33">Дисциплина: «<text:span text:style-name="T1">Операционные системы</text:span>»</text:p>
      <text:p text:style-name="P17"> </text:p>
      <text:p text:style-name="P17"> </text:p>
      <text:p text:style-name="P17"> </text:p>
      <text:p text:style-name="P17"> </text:p>
      <text:p text:style-name="P16">Лабораторная работа № <text:span text:style-name="T2">3</text:span></text:p>
      <text:p text:style-name="P20"><text:span text:style-name="T3">Тема: Управление </text:span><text:span text:style-name="T4">потоками</text:span><text:span text:style-name="T3"> в ОС</text:span></text:p>
      <text:p text:style-name="P30"/>
      <text:p text:style-name="P19"/>
      <text:p text:style-name="P19"/>
      <text:p text:style-name="P17"> </text:p>
      <text:p text:style-name="P38"><text:span text:style-name="T5">Студент: </text:span><text:span text:style-name="T7">Ильиных Вадим Максимович</text:span></text:p>
      <text:p text:style-name="P37">Группа: 80-201</text:p>
      <text:p text:style-name="P38"><text:span text:style-name="T5">Преподаватель: </text:span><text:span text:style-name="T6">Миронов</text:span><text:span text:style-name="T5"> </text:span><text:span text:style-name="T6">Е</text:span><text:span text:style-name="T5">.</text:span><text:span text:style-name="T6">С</text:span><text:span text:style-name="T5">.</text:span></text:p>
      <text:p text:style-name="P37">Дата:</text:p>
      <text:p text:style-name="P37">Оценка:</text:p>
      <text:p text:style-name="P29"><text:line-break/></text:p>
      <text:p text:style-name="P18"> </text:p>
      <text:p text:style-name="P29"/>
      <text:p text:style-name="P29"><text:line-break/><text:line-break/></text:p>
      <text:p text:style-name="P29"/>
      <text:p text:style-name="P14">Москва, 202<text:span text:style-name="T19">1</text:span></text:p>
      <text:p text:style-name="P14"/>
      <text:p text:style-name="P35"><text:soft-page-break/>Постановка задачи</text:p>
      <text:p text:style-name="P34"/>
      <text:p text:style-name="P10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p>
      <text:p text:style-name="P10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0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10"/>
      <text:p text:style-name="P11">Вариант №4</text:p>
      <text:list xml:id="list3624015361" text:style-name="WWNum25">
        <text:list-header>
          <text:p text:style-name="P39">Отсортировать массив целых чисел при помощи TimSort</text:p>
        </text:list-header>
      </text:list>
      <text:p text:style-name="P13"/>
      <text:p text:style-name="P36">Описание программы</text:p>
      <text:p text:style-name="P12">Были использованы такие функции как :</text:p>
      <text:p text:style-name="P31">pthread_create()<text:tab/>- для <text:span text:style-name="T2">создания потоков</text:span></text:p>
      <text:p text:style-name="P32"><text:span text:style-name="T12">pthread_join()<text:tab/><text:tab/>- для </text:span><text:span text:style-name="T11">ожидания завершения потоков</text:span></text:p>
      <text:p text:style-name="P32"><text:span text:style-name="T11">clock()<text:tab/><text:tab/><text:tab/>-</text:span><text:span text:style-name="T13">для фиксации времени (анализ эффективности работы с потоками).</text:span></text:p>
      <text:p text:style-name="P2"><text:span text:style-name="T2">П</text:span>рограмма вызывается с <text:span text:style-name="T14">одним</text:span> аргументами — <text:span text:style-name="T14">числом потоков.</text:span></text:p>
      <text:p text:style-name="P1"><text:tab/>Была создана структура, содержащая набор переменных, необходимых для работы функции, вызываемой потоками. </text:p>
      <text:p text:style-name="P1"><text:tab/>Создан массив потоков размера, указанного при запуске программы. С помощью цикла for вызываем функцию pthread_join, чтобы программа дожидалась завершения работы потоков.</text:p>
      <text:p text:style-name="P1"><text:tab/>Применяется функция clock(). Вызываем её в начале сортировки, вызываем ещё раз после сортировки и ищем разность. Эта разность и есть время работы программы.</text:p>
      <text:p text:style-name="P3">Набор тестов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<text:s/><text:span text:style-name="T14">Запуск</text:span></text:p>
          </table:table-cell>
          <table:table-cell table:style-name="Таблица1.B1" office:value-type="string">
            <text:p text:style-name="P22"><text:s/><text:span text:style-name="T14">Результат</text:span></text:p>
          </table:table-cell>
        </table:table-row>
        <table:table-row>
          <table:table-cell table:style-name="Таблица1.A2" office:value-type="string">
            <text:p text:style-name="P22">./<text:span text:style-name="T15">lab3</text:span></text:p>
          </table:table-cell>
          <table:table-cell table:style-name="Таблица1.B2" office:value-type="string">
            <text:p text:style-name="P22">Error. Usage ./lab3 &lt;number of threads&gt;</text:p>
          </table:table-cell>
        </table:table-row>
        <table:table-row>
          <table:table-cell table:style-name="Таблица1.A2" office:value-type="string">
            <text:p text:style-name="P22">./<text:span text:style-name="T15">lab3 4</text:span></text:p>
            <text:p text:style-name="P23">2</text:p>
            <text:p text:style-name="P23">10</text:p>
            <text:p text:style-name="P23">3</text:p>
            <text:p text:style-name="P23">4</text:p>
            <text:p text:style-name="P23">3</text:p>
            <text:p text:style-name="P23">0</text:p>
          </table:table-cell>
          <table:table-cell table:style-name="Таблица1.B2" office:value-type="string"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2</text:p>
            <text:p text:style-name="P22">Write quantity of numbers</text:p>
            <text:p text:style-name="P22">10</text:p>
            <text:p text:style-name="P22">1. Add number</text:p>
            <text:p text:style-name="P22">2. Add random numbers</text:p>
            <text:p text:style-name="P22">3. Print array</text:p>
            <text:p text:style-name="P22"><text:soft-page-break/>4. Sort</text:p>
            <text:p text:style-name="P22">0. Exit</text:p>
            <text:p text:style-name="P22">3</text:p>
            <text:p text:style-name="P22">[ 16 30 -19 -8 15 26 -2 2 -3 22 ]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4</text:p>
            <text:p text:style-name="P22"/>
            <text:p text:style-name="P21">Execution time: 0.963000 ms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3</text:p>
            <text:p text:style-name="P22">[ -19 -8 -3 -2 2 15 16 22 26 30 ]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3">0</text:p>
          </table:table-cell>
        </table:table-row>
        <table:table-row>
          <table:table-cell table:style-name="Таблица1.A2" office:value-type="string">
            <text:p text:style-name="P22">./<text:span text:style-name="T15">lab3 2</text:span></text:p>
            <text:p text:style-name="P23">2</text:p>
            <text:p text:style-name="P23">6</text:p>
            <text:p text:style-name="P23">3</text:p>
            <text:p text:style-name="P23">4</text:p>
            <text:p text:style-name="P23">3</text:p>
            <text:p text:style-name="P23">0</text:p>
          </table:table-cell>
          <table:table-cell table:style-name="Таблица1.B2" office:value-type="string"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2</text:p>
            <text:p text:style-name="P22">Write quantity of numbers</text:p>
            <text:p text:style-name="P22">6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3</text:p>
            <text:p text:style-name="P22">[ 28 -3 -7 18 -4 22 ]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4</text:p>
            <text:p text:style-name="P22"/>
            <text:p text:style-name="P22">Execution time: 0.703000 ms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<text:soft-page-break/>3</text:p>
            <text:p text:style-name="P22">[ -7 -4 -3 18 22 28 ]</text:p>
            <text:p text:style-name="P22">1. Add number</text:p>
            <text:p text:style-name="P22">2. Add random numbers</text:p>
            <text:p text:style-name="P22">3. Print array</text:p>
            <text:p text:style-name="P22">4. Sort</text:p>
            <text:p text:style-name="P22">0. Exit</text:p>
            <text:p text:style-name="P22">0</text:p>
          </table:table-cell>
        </table:table-row>
      </table:table>
      <text:p text:style-name="P6"/>
      <text:p text:style-name="P6"/>
      <text:p text:style-name="P6"><text:span text:style-name="T16">Листинг программы</text:span> </text:p>
      <text:p text:style-name="P8"/>
      <text:p text:style-name="P8">#include &lt;pthread.h&gt;</text:p>
      <text:p text:style-name="P8">#include &lt;stdlib.h&gt;</text:p>
      <text:p text:style-name="P8">#include &lt;mcheck.h&gt;</text:p>
      <text:p text:style-name="P8">#include &lt;fcntl.h&gt;</text:p>
      <text:p text:style-name="P8">#include &lt;stdio.h&gt;</text:p>
      <text:p text:style-name="P8">#include &lt;errno.h&gt;</text:p>
      <text:p text:style-name="P8">#include &lt;time.h&gt;</text:p>
      <text:p text:style-name="P8"/>
      <text:p text:style-name="P8">#define N 10</text:p>
      <text:p text:style-name="P8"/>
      <text:p text:style-name="P8">int *arr, counter = 1;</text:p>
      <text:p text:style-name="P8"/>
      <text:p text:style-name="P8">typedef struct {</text:p>
      <text:p text:style-name="P8"><text:tab/>int l,r, thr;</text:p>
      <text:p text:style-name="P8">}arguments;</text:p>
      <text:p text:style-name="P8"/>
      <text:p text:style-name="P8">void init_arr(){</text:p>
      <text:p text:style-name="P8"><text:tab/>arr = malloc(N * sizeof(int));</text:p>
      <text:p text:style-name="P8">}</text:p>
      <text:p text:style-name="P8"/>
      <text:p text:style-name="P8">arguments* init(){</text:p>
      <text:p text:style-name="P8"><text:tab/>arguments *arg = malloc(sizeof(arguments));</text:p>
      <text:p text:style-name="P8"><text:tab/>arg-&gt;l = 0;</text:p>
      <text:p text:style-name="P8"><text:tab/>arg-&gt;r = 0;</text:p>
      <text:p text:style-name="P8"><text:tab/>arg-&gt;thr = 0;</text:p>
      <text:p text:style-name="P8"><text:tab/>return arg;</text:p>
      <text:p text:style-name="P8">}</text:p>
      <text:p text:style-name="P8"/>
      <text:p text:style-name="P8">int min(int a, int b){</text:p>
      <text:p text:style-name="P8"><text:tab/>if(a&lt;=b)</text:p>
      <text:p text:style-name="P8"><text:tab/><text:tab/>return a;</text:p>
      <text:p text:style-name="P8"><text:tab/>return b;</text:p>
      <text:p text:style-name="P8">}</text:p>
      <text:p text:style-name="P8"/>
      <text:p text:style-name="P8">void* insertionSort(void *data) { </text:p>
      <text:p text:style-name="P8"><text:tab/>arguments *arg = (arguments*) data;</text:p>
      <text:p text:style-name="P8"><text:tab/>int l = arg-&gt;l, r = arg-&gt;r;</text:p>
      <text:p text:style-name="P8"><text:tab/>for (int i = l + 1; i &lt;= r; ++i){ </text:p>
      <text:p text:style-name="P8"><text:tab/><text:tab/>int temp = arr[i]; </text:p>
      <text:p text:style-name="P8"><text:tab/><text:tab/>int j = i - 1; </text:p>
      <text:p text:style-name="P8"><text:tab/><text:tab/>while (j &gt;= l &amp;&amp; arr[j] &gt; temp){ </text:p>
      <text:p text:style-name="P8"><text:tab/><text:tab/><text:tab/>arr[j+1] = arr[j]; </text:p>
      <text:p text:style-name="P8"><text:tab/><text:tab/><text:tab/>j--; </text:p>
      <text:p text:style-name="P8"><text:tab/><text:tab/>} </text:p>
      <text:p text:style-name="P8"><text:tab/><text:tab/>arr[j+1] = temp; </text:p>
      <text:p text:style-name="P8"><text:tab/>}</text:p>
      <text:p text:style-name="P8"><text:tab/>return NULL;</text:p>
      <text:p text:style-name="P8">}</text:p>
      <text:p text:style-name="P8"/>
      <text:p text:style-name="P8"><text:soft-page-break/>void* merge(void *data) { </text:p>
      <text:p text:style-name="P8"><text:tab/>arguments *arg = (arguments*) data;</text:p>
      <text:p text:style-name="P8"><text:tab/>while(counter != arg-&gt;thr);</text:p>
      <text:p text:style-name="P8"/>
      <text:p text:style-name="P8"><text:tab/>int r = arg-&gt;r, m = arg-&gt;l - 1;</text:p>
      <text:p text:style-name="P8"><text:tab/>int len1 = m + 1, len2 = r - arg-&gt;l + 1; </text:p>
      <text:p text:style-name="P8"><text:tab/>int left[len1], right[len2]; </text:p>
      <text:p text:style-name="P8"><text:tab/>for (int i = 0; i &lt; len1; i++) </text:p>
      <text:p text:style-name="P8"><text:tab/><text:tab/>left[i] = arr[i]; </text:p>
      <text:p text:style-name="P8"><text:tab/>for (int i = 0; i &lt; len2; i++) </text:p>
      <text:p text:style-name="P8"><text:tab/><text:tab/>right[i] = arr[m + 1 + i]; </text:p>
      <text:p text:style-name="P8"><text:s text:c="2"/></text:p>
      <text:p text:style-name="P8"><text:tab/>int i = 0, j = 0, k = 0; </text:p>
      <text:p text:style-name="P8"/>
      <text:p text:style-name="P8"><text:tab/>while (i &lt; len1 &amp;&amp; j &lt; len2){ </text:p>
      <text:p text:style-name="P8"><text:tab/><text:tab/>if (left[i] &lt;= right[j]){ </text:p>
      <text:p text:style-name="P8"><text:tab/><text:tab/><text:tab/>arr[k] = left[i]; </text:p>
      <text:p text:style-name="P8"><text:tab/><text:tab/><text:tab/>i++; </text:p>
      <text:p text:style-name="P8"><text:tab/><text:tab/>} </text:p>
      <text:p text:style-name="P8"><text:tab/><text:tab/>else{ </text:p>
      <text:p text:style-name="P8"><text:tab/><text:tab/><text:tab/>arr[k] = right[j]; </text:p>
      <text:p text:style-name="P8"><text:tab/><text:tab/><text:tab/>j++; </text:p>
      <text:p text:style-name="P8"><text:tab/><text:tab/>} </text:p>
      <text:p text:style-name="P8"><text:tab/><text:tab/>k++; </text:p>
      <text:p text:style-name="P8"><text:tab/>} </text:p>
      <text:p text:style-name="P8"/>
      <text:p text:style-name="P8"><text:tab/>while (i &lt; len1){ </text:p>
      <text:p text:style-name="P8"><text:tab/><text:tab/>arr[k] = left[i]; </text:p>
      <text:p text:style-name="P8"><text:tab/><text:tab/>k++; </text:p>
      <text:p text:style-name="P8"><text:tab/><text:tab/>i++; </text:p>
      <text:p text:style-name="P8"><text:tab/>} </text:p>
      <text:p text:style-name="P8"/>
      <text:p text:style-name="P8"><text:tab/>while (j &lt; len2){ </text:p>
      <text:p text:style-name="P8"><text:tab/><text:tab/>arr[k] = right[j]; </text:p>
      <text:p text:style-name="P8"><text:tab/><text:tab/>k++; </text:p>
      <text:p text:style-name="P8"><text:tab/><text:tab/>j++; </text:p>
      <text:p text:style-name="P8"><text:tab/>} </text:p>
      <text:p text:style-name="P8"><text:tab/>counter++;</text:p>
      <text:p text:style-name="P8">} </text:p>
      <text:p text:style-name="P8"/>
      <text:p text:style-name="P8">void printAr(int size){</text:p>
      <text:p text:style-name="P8"><text:tab/>printf("[ ");</text:p>
      <text:p text:style-name="P8"><text:tab/>for(int i = 0; i &lt; size; ++i)</text:p>
      <text:p text:style-name="P8"><text:tab/><text:tab/>printf("%d ", arr[i]);</text:p>
      <text:p text:style-name="P8"><text:tab/>printf("]\n");</text:p>
      <text:p text:style-name="P8">}</text:p>
      <text:p text:style-name="P8"/>
      <text:p text:style-name="P8">void resize(int cap){</text:p>
      <text:p text:style-name="P8"><text:tab/>arr = realloc(arr, 2*cap*sizeof(int));</text:p>
      <text:p text:style-name="P8">}</text:p>
      <text:p text:style-name="P8"/>
      <text:p text:style-name="P8">int main(int argc, char **argv){</text:p>
      <text:p text:style-name="P8"><text:tab/>if(argc != 2){</text:p>
      <text:p text:style-name="P8"><text:tab/><text:tab/>printf("Error. Usage %s &lt;number of threads&gt;\n", argv[0]);</text:p>
      <text:p text:style-name="P8"><text:tab/><text:tab/>exit(1);</text:p>
      <text:p text:style-name="P8"><text:tab/>}</text:p>
      <text:p text:style-name="P8"><text:tab/>srand(time(NULL));</text:p>
      <text:p text:style-name="P8"/>
      <text:p text:style-name="P8"><text:tab/>int action = 1, number, i = 0, status, r;</text:p>
      <text:p text:style-name="P8"><text:tab/>int cap = N, num_of_threads = atoi(argv[1]);</text:p>
      <text:p text:style-name="P8"/>
      <text:p text:style-name="P8"><text:tab/>pthread_t *threads = malloc(sizeof(pthread_t) * num_of_threads);</text:p>
      <text:p text:style-name="P8"><text:tab/>arguments *args = malloc(sizeof(arguments) * num_of_threads);</text:p>
      <text:p text:style-name="P8"/>
      <text:p text:style-name="P8"><text:soft-page-break/><text:tab/>init_arr();</text:p>
      <text:p text:style-name="P8"/>
      <text:p text:style-name="P8"><text:tab/>while(action){</text:p>
      <text:p text:style-name="P8"><text:tab/><text:tab/>printf("1. Add number\n2. Add random numbers\n3. Print array\n4. Sort\n0. Exit\n");</text:p>
      <text:p text:style-name="P8"><text:tab/><text:tab/>scanf("%d",&amp;action);</text:p>
      <text:p text:style-name="P8"><text:tab/><text:tab/>switch(action){</text:p>
      <text:p text:style-name="P8"><text:tab/><text:tab/><text:tab/>case 1:</text:p>
      <text:p text:style-name="P8"><text:tab/><text:tab/><text:tab/><text:tab/>printf("Input number\n");</text:p>
      <text:p text:style-name="P8"><text:tab/><text:tab/><text:tab/><text:tab/>scanf("%d",&amp;number);</text:p>
      <text:p text:style-name="P8"><text:tab/><text:tab/><text:tab/><text:tab/>if(i == cap){</text:p>
      <text:p text:style-name="P8"><text:tab/><text:tab/><text:tab/><text:tab/><text:tab/>resize(cap);</text:p>
      <text:p text:style-name="P8"><text:tab/><text:tab/><text:tab/><text:tab/><text:tab/>cap*=2;</text:p>
      <text:p text:style-name="P8"><text:tab/><text:tab/><text:tab/><text:tab/>}</text:p>
      <text:p text:style-name="P8"><text:tab/><text:tab/><text:tab/><text:tab/>arr[i] = number;</text:p>
      <text:p text:style-name="P8"><text:tab/><text:tab/><text:tab/><text:tab/>++i;</text:p>
      <text:p text:style-name="P8"><text:tab/><text:tab/><text:tab/><text:tab/>break;</text:p>
      <text:p text:style-name="P8"><text:tab/><text:tab/><text:tab/>case 2:</text:p>
      <text:p text:style-name="P8"><text:tab/><text:tab/><text:tab/><text:tab/>printf("Write quantity of numbers\n");</text:p>
      <text:p text:style-name="P8"><text:tab/><text:tab/><text:tab/><text:tab/>scanf("%d",&amp;r);</text:p>
      <text:p text:style-name="P8"><text:tab/><text:tab/><text:tab/><text:tab/>while(r--){</text:p>
      <text:p text:style-name="P8"><text:tab/><text:tab/><text:tab/><text:tab/><text:tab/>if(i == cap){</text:p>
      <text:p text:style-name="P8"><text:tab/><text:tab/><text:tab/><text:tab/><text:tab/><text:tab/>resize(cap);</text:p>
      <text:p text:style-name="P8"><text:tab/><text:tab/><text:tab/><text:tab/><text:tab/><text:tab/>cap*=2;</text:p>
      <text:p text:style-name="P8"><text:tab/><text:tab/><text:tab/><text:tab/><text:tab/>}</text:p>
      <text:p text:style-name="P8"><text:tab/><text:tab/><text:tab/><text:tab/><text:tab/>arr[i] = 30 - rand()%51;</text:p>
      <text:p text:style-name="P8"><text:tab/><text:tab/><text:tab/><text:tab/><text:tab/>++i;</text:p>
      <text:p text:style-name="P8"><text:tab/><text:tab/><text:tab/><text:tab/>}</text:p>
      <text:p text:style-name="P8"><text:tab/><text:tab/><text:tab/><text:tab/>break;</text:p>
      <text:p text:style-name="P8"><text:tab/><text:tab/><text:tab/>case 3:</text:p>
      <text:p text:style-name="P8"><text:tab/><text:tab/><text:tab/><text:tab/>printAr(i);</text:p>
      <text:p text:style-name="P8"><text:tab/><text:tab/><text:tab/><text:tab/>break;</text:p>
      <text:p text:style-name="P8"><text:tab/><text:tab/><text:tab/>case 4:{</text:p>
      <text:p text:style-name="P8"><text:tab/><text:tab/><text:tab/><text:tab/>if(counter != 1)</text:p>
      <text:p text:style-name="P8"><text:tab/><text:tab/><text:tab/><text:tab/><text:tab/>counter = 1;</text:p>
      <text:p text:style-name="P8"><text:tab/><text:tab/><text:tab/><text:tab/>long double begin, end;</text:p>
      <text:p text:style-name="P8"><text:tab/><text:tab/><text:tab/><text:tab/>if(i &lt; num_of_threads){</text:p>
      <text:p text:style-name="P8"><text:tab/><text:tab/><text:tab/><text:tab/><text:tab/>printf("It's too much threads\n");</text:p>
      <text:p text:style-name="P8"><text:tab/><text:tab/><text:tab/><text:tab/><text:tab/>exit(1);</text:p>
      <text:p text:style-name="P8"><text:tab/><text:tab/><text:tab/><text:tab/>} </text:p>
      <text:p text:style-name="P8"><text:tab/><text:tab/><text:tab/><text:tab/>int step = i / num_of_threads;</text:p>
      <text:p text:style-name="P8"><text:tab/><text:tab/><text:tab/><text:tab/>while(step*num_of_threads &lt; i){</text:p>
      <text:p text:style-name="P8"><text:tab/><text:tab/><text:tab/><text:tab/><text:tab/>++step;</text:p>
      <text:p text:style-name="P8"><text:tab/><text:tab/><text:tab/><text:tab/>}</text:p>
      <text:p text:style-name="P8"><text:tab/><text:tab/><text:tab/><text:tab/>int l = 0, r = step-1;</text:p>
      <text:p text:style-name="P8"><text:tab/><text:tab/><text:tab/><text:tab/>int parts = 0;</text:p>
      <text:p text:style-name="P8"><text:tab/><text:tab/><text:tab/><text:tab/>for(int k = 0; k &lt; num_of_threads, l &lt; i-1; ++k, l+=step, r+=step){</text:p>
      <text:p text:style-name="P8"><text:tab/><text:tab/><text:tab/><text:tab/><text:tab/>args[k].l = l;</text:p>
      <text:p text:style-name="P8"><text:tab/><text:tab/><text:tab/><text:tab/><text:tab/>if(r+1 == i-1){</text:p>
      <text:p text:style-name="P8"><text:tab/><text:tab/><text:tab/><text:tab/><text:tab/><text:tab/>args[k].r = i-1;</text:p>
      <text:p text:style-name="P8"><text:tab/><text:tab/><text:tab/><text:tab/><text:tab/>}</text:p>
      <text:p text:style-name="P8"><text:tab/><text:tab/><text:tab/><text:tab/><text:tab/>else{</text:p>
      <text:p text:style-name="P8"><text:tab/><text:tab/><text:tab/><text:tab/><text:tab/><text:tab/>args[k].r = min(r, i-1);</text:p>
      <text:p text:style-name="P8"><text:tab/><text:tab/><text:tab/><text:tab/><text:tab/>}</text:p>
      <text:p text:style-name="P8"><text:tab/><text:tab/><text:tab/><text:tab/><text:tab/>++parts;</text:p>
      <text:p text:style-name="P8"><text:tab/><text:tab/><text:tab/><text:tab/><text:tab/>args[k].thr = k;</text:p>
      <text:p text:style-name="P8"><text:tab/><text:tab/><text:tab/><text:tab/>}</text:p>
      <text:p text:style-name="P8"><text:tab/><text:tab/><text:tab/><text:tab/>begin = clock();</text:p>
      <text:p text:style-name="P8"><text:tab/><text:tab/><text:tab/><text:tab/>for(int k = 0; k &lt; parts; ++k){</text:p>
      <text:p text:style-name="P8"><text:tab/><text:tab/><text:tab/><text:tab/><text:tab/>if(pthread_create(&amp;threads[k], NULL, insertionSort, &amp;args[k])){</text:p>
      <text:p text:style-name="P8"><text:tab/><text:tab/><text:tab/><text:tab/><text:tab/><text:tab/>perror("Can't create thread");</text:p>
      <text:p text:style-name="P8"><text:tab/><text:tab/><text:tab/><text:tab/><text:tab/><text:tab/>exit(errno);</text:p>
      <text:p text:style-name="P8"><text:soft-page-break/><text:tab/><text:tab/><text:tab/><text:tab/><text:tab/>}</text:p>
      <text:p text:style-name="P8"><text:tab/><text:tab/><text:tab/><text:tab/>}</text:p>
      <text:p text:style-name="P8"/>
      <text:p text:style-name="P8"><text:tab/><text:tab/><text:tab/><text:tab/>for(int k = 0; k &lt; parts; ++k){</text:p>
      <text:p text:style-name="P8"><text:tab/><text:tab/><text:tab/><text:tab/><text:tab/>pthread_join(threads[k], NULL);</text:p>
      <text:p text:style-name="P8"><text:tab/><text:tab/><text:tab/><text:tab/>}</text:p>
      <text:p text:style-name="P8"/>
      <text:p text:style-name="P8"><text:tab/><text:tab/><text:tab/><text:tab/>for(int k = 0; k &lt; parts-1; ++k){</text:p>
      <text:p text:style-name="P8"><text:tab/><text:tab/><text:tab/><text:tab/><text:tab/>if(pthread_create(&amp;threads[k], NULL, merge, &amp;args[k+1])){</text:p>
      <text:p text:style-name="P8"><text:tab/><text:tab/><text:tab/><text:tab/><text:tab/><text:tab/>perror("Can't create thread");</text:p>
      <text:p text:style-name="P8"><text:tab/><text:tab/><text:tab/><text:tab/><text:tab/><text:tab/>exit(errno);</text:p>
      <text:p text:style-name="P8"><text:tab/><text:tab/><text:tab/><text:tab/><text:tab/>}</text:p>
      <text:p text:style-name="P8"><text:tab/><text:tab/><text:tab/><text:tab/>}</text:p>
      <text:p text:style-name="P8"/>
      <text:p text:style-name="P8"><text:tab/><text:tab/><text:tab/><text:tab/>for(int k = 0; k &lt; parts-1; ++k){</text:p>
      <text:p text:style-name="P8"><text:tab/><text:tab/><text:tab/><text:tab/><text:tab/>pthread_join(threads[k], NULL);</text:p>
      <text:p text:style-name="P8"><text:tab/><text:tab/><text:tab/><text:tab/>}</text:p>
      <text:p text:style-name="P8"><text:tab/><text:tab/><text:tab/><text:tab/>end = clock();</text:p>
      <text:p text:style-name="P8"><text:tab/><text:tab/><text:tab/><text:tab/>printf("\nExecution time: %Lf ms\n", (end - begin) / 1000.0);</text:p>
      <text:p text:style-name="P8"><text:tab/><text:tab/><text:tab/><text:tab/>break;</text:p>
      <text:p text:style-name="P8"><text:tab/><text:tab/><text:tab/>}</text:p>
      <text:p text:style-name="P8"><text:tab/><text:tab/><text:tab/>case 0:</text:p>
      <text:p text:style-name="P8"><text:tab/><text:tab/><text:tab/><text:tab/>action = 0;</text:p>
      <text:p text:style-name="P8"><text:tab/><text:tab/><text:tab/><text:tab/>break;</text:p>
      <text:p text:style-name="P8"><text:tab/><text:tab/>}</text:p>
      <text:p text:style-name="P8"><text:tab/>}</text:p>
      <text:p text:style-name="P8"/>
      <text:p text:style-name="P8"><text:tab/>free(threads);</text:p>
      <text:p text:style-name="P8"><text:tab/>free(args);</text:p>
      <text:p text:style-name="P8"><text:tab/>free(arr);</text:p>
      <text:p text:style-name="P8"><text:tab/>return 0;</text:p>
      <text:p text:style-name="P8">}</text:p>
      <text:p text:style-name="P8"/>
      <text:p text:style-name="P4">Ускорение и эффективность программы</text:p>
      <text:p text:style-name="P6"/>
      <table:table table:name="Таблица2" table:style-name="Таблица2">
        <table:table-column table:style-name="Таблица2.A"/>
        <table:table-column table:style-name="Таблица2.B" table:number-columns-repeated="3"/>
        <table:table-row>
          <table:table-cell table:style-name="Таблица2.A1" office:value-type="string">
            <text:p text:style-name="P24">K</text:p>
          </table:table-cell>
          <table:table-cell table:style-name="Таблица2.A1" office:value-type="string">
            <text:p text:style-name="P24">Время исполнения</text:p>
          </table:table-cell>
          <table:table-cell table:style-name="Таблица2.A1" office:value-type="string">
            <text:p text:style-name="P24">Ускорение</text:p>
          </table:table-cell>
          <table:table-cell table:style-name="Таблица2.D1" office:value-type="string">
            <text:p text:style-name="P24">Эффективность</text:p>
          </table:table-cell>
        </table:table-row>
        <table:table-row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5"><text:span text:style-name="T18">71.069</text:span> мс</text:p>
          </table:table-cell>
          <table:table-cell table:style-name="Таблица2.A2" office:value-type="string">
            <text:p text:style-name="P27">1.00</text:p>
          </table:table-cell>
          <table:table-cell table:style-name="Таблица2.D2" office:value-type="string">
            <text:p text:style-name="P27">1.00</text:p>
          </table:table-cell>
        </table:table-row>
        <table:table-row>
          <table:table-cell table:style-name="Таблица2.A2" office:value-type="string">
            <text:p text:style-name="P24">2</text:p>
          </table:table-cell>
          <table:table-cell table:style-name="Таблица2.A2" office:value-type="string">
            <text:p text:style-name="P26"><text:span text:style-name="T17">5</text:span><text:span text:style-name="T18">0.319</text:span> мс</text:p>
          </table:table-cell>
          <table:table-cell table:style-name="Таблица2.A2" office:value-type="string">
            <text:p text:style-name="P27">1.41</text:p>
          </table:table-cell>
          <table:table-cell table:style-name="Таблица2.D2" office:value-type="string">
            <text:p text:style-name="P27">0.705</text:p>
          </table:table-cell>
        </table:table-row>
        <table:table-row>
          <table:table-cell table:style-name="Таблица2.A2" office:value-type="string">
            <text:p text:style-name="P24">3</text:p>
          </table:table-cell>
          <table:table-cell table:style-name="Таблица2.A2" office:value-type="string">
            <text:p text:style-name="P28"><text:span text:style-name="T9">40.025</text:span><text:span text:style-name="T10"> мс</text:span></text:p>
          </table:table-cell>
          <table:table-cell table:style-name="Таблица2.A2" office:value-type="string">
            <text:p text:style-name="P27">1.78</text:p>
          </table:table-cell>
          <table:table-cell table:style-name="Таблица2.D2" office:value-type="string">
            <text:p text:style-name="P27">0.59</text:p>
          </table:table-cell>
        </table:table-row>
        <table:table-row>
          <table:table-cell table:style-name="Таблица2.A2" office:value-type="string">
            <text:p text:style-name="P27">4</text:p>
          </table:table-cell>
          <table:table-cell table:style-name="Таблица2.A2" office:value-type="string">
            <text:p text:style-name="P27">36.813 мс</text:p>
          </table:table-cell>
          <table:table-cell table:style-name="Таблица2.A2" office:value-type="string">
            <text:p text:style-name="P27">1.93</text:p>
          </table:table-cell>
          <table:table-cell table:style-name="Таблица2.D2" office:value-type="string">
            <text:p text:style-name="P27">0.4825</text:p>
          </table:table-cell>
        </table:table-row>
        <table:table-row>
          <table:table-cell table:style-name="Таблица2.A2" office:value-type="string">
            <text:p text:style-name="P27">5</text:p>
          </table:table-cell>
          <table:table-cell table:style-name="Таблица2.A2" office:value-type="string">
            <text:p text:style-name="P27">41.589 мс</text:p>
          </table:table-cell>
          <table:table-cell table:style-name="Таблица2.A2" office:value-type="string">
            <text:p text:style-name="P27">1.71</text:p>
          </table:table-cell>
          <table:table-cell table:style-name="Таблица2.D2" office:value-type="string">
            <text:p text:style-name="P27">0.342</text:p>
          </table:table-cell>
        </table:table-row>
        <table:table-row>
          <table:table-cell table:style-name="Таблица2.A2" office:value-type="string">
            <text:p text:style-name="P27">6</text:p>
          </table:table-cell>
          <table:table-cell table:style-name="Таблица2.A2" office:value-type="string">
            <text:p text:style-name="P27">42.339 мс</text:p>
          </table:table-cell>
          <table:table-cell table:style-name="Таблица2.A2" office:value-type="string">
            <text:p text:style-name="P27">1.68</text:p>
          </table:table-cell>
          <table:table-cell table:style-name="Таблица2.D2" office:value-type="string">
            <text:p text:style-name="P27">0.28</text:p>
          </table:table-cell>
        </table:table-row>
      </table:table>
      <text:p text:style-name="P6"/>
      <text:p text:style-name="P7">Видно, что после 4 потока ускорение начало уменьшаться. Это связано с тем, что у моего процессора 2 ядра и 4 потока.</text:p>
      <text:p text:style-name="P7"/>
      <text:p text:style-name="P41">Strace</text:p>
      <text:p text:style-name="P42">execve("./lab3", ["./lab3", "4"], 0x7ffdf0a7a7a8 /* 51 vars */) = 0</text:p>
      <text:p text:style-name="P42">brk(NULL) <text:s text:c="30"/>= 0x561ae85d4000</text:p>
      <text:p text:style-name="P42">arch_prctl(0x3001 /* ARCH_??? */, 0x7ffe07f90320) = -1 EINVAL (Недопустимый аргумент)</text:p>
      <text:p text:style-name="P42">access("/etc/ld.so.preload", R_OK) <text:s text:c="5"/>= -1 ENOENT (Нет такого файла или каталога)</text:p>
      <text:p text:style-name="P42">openat(AT_FDCWD, "/etc/ld.so.cache", O_RDONLY|O_CLOEXEC) = 3</text:p>
      <text:p text:style-name="P42">fstat(3, {st_mode=S_IFREG|0644, st_size=70514, ...}) = 0</text:p>
      <text:p text:style-name="P42">mmap(NULL, 70514, PROT_READ, MAP_PRIVATE, 3, 0) = 0x7f9fab1f0000</text:p>
      <text:p text:style-name="P42"><text:soft-page-break/>close(3) <text:s text:c="31"/>= 0</text:p>
      <text:p text:style-name="P42">openat(AT_FDCWD, "/lib/x86_64-linux-gnu/libpthread.so.0", O_RDONLY|O_CLOEXEC) = 3</text:p>
      <text:p text:style-name="P42">read(3, "\177ELF\2\1\1\0\0\0\0\0\0\0\0\0\3\0&gt;\0\1\0\0\0\220\201\0\0\0\0\0\0"..., 832) = 832</text:p>
      <text:p text:style-name="P42">pread64(3, "\4\0\0\0\24\0\0\0\3\0\0\0GNU\0O\305\3743\364B\2216\244\224\306@\261\23\327o"..., 68, 824) = 68</text:p>
      <text:p text:style-name="P42">fstat(3, {st_mode=S_IFREG|0755, st_size=157224, ...}) = 0</text:p>
      <text:p text:style-name="P42">mmap(NULL, 8192, PROT_READ|PROT_WRITE, MAP_PRIVATE|MAP_ANONYMOUS, -1, 0) = 0x7f9fab1ee000</text:p>
      <text:p text:style-name="P42">pread64(3, "\4\0\0\0\24\0\0\0\3\0\0\0GNU\0O\305\3743\364B\2216\244\224\306@\261\23\327o"..., 68, 824) = 68</text:p>
      <text:p text:style-name="P42">mmap(NULL, 140408, PROT_READ, MAP_PRIVATE|MAP_DENYWRITE, 3, 0) = 0x7f9fab1cb000</text:p>
      <text:p text:style-name="P42">mmap(0x7f9fab1d2000, 69632, PROT_READ|PROT_EXEC, MAP_PRIVATE|MAP_FIXED|MAP_DENYWRITE, 3, 0x7000) = 0x7f9fab1d2000</text:p>
      <text:p text:style-name="P42">mmap(0x7f9fab1e3000, 20480, PROT_READ, MAP_PRIVATE|MAP_FIXED|MAP_DENYWRITE, 3, 0x18000) = 0x7f9fab1e3000</text:p>
      <text:p text:style-name="P42">mmap(0x7f9fab1e8000, 8192, PROT_READ|PROT_WRITE, MAP_PRIVATE|MAP_FIXED|MAP_DENYWRITE, 3, 0x1c000) = 0x7f9fab1e8000</text:p>
      <text:p text:style-name="P42">mmap(0x7f9fab1ea000, 13432, PROT_READ|PROT_WRITE, MAP_PRIVATE|MAP_FIXED|MAP_ANONYMOUS, -1, 0) = 0x7f9fab1ea000</text:p>
      <text:p text:style-name="P42">close(3) <text:s text:c="31"/>= 0</text:p>
      <text:p text:style-name="P42">openat(AT_FDCWD, "/lib/x86_64-linux-gnu/libc.so.6", O_RDONLY|O_CLOEXEC) = 3</text:p>
      <text:p text:style-name="P42">read(3, "\177ELF\2\1\1\3\0\0\0\0\0\0\0\0\3\0&gt;\0\1\0\0\0\360q\2\0\0\0\0\0"..., 832) = 832</text:p>
      <text:p text:style-name="P42">pread64(3, "\6\0\0\0\4\0\0\0@\0\0\0\0\0\0\0@\0\0\0\0\0\0\0@\0\0\0\0\0\0\0"..., 784, 64) = 784</text:p>
      <text:p text:style-name="P42">pread64(3, "\4\0\0\0\20\0\0\0\5\0\0\0GNU\0\2\0\0\300\4\0\0\0\3\0\0\0\0\0\0\0", 32, 848) = 32</text:p>
      <text:p text:style-name="P42">pread64(3, "\4\0\0\0\24\0\0\0\3\0\0\0GNU\0\363\377?\332\200\270\27\304d\245n\355Y\377\t\334"..., 68, 880) = 68</text:p>
      <text:p text:style-name="P42">fstat(3, {st_mode=S_IFREG|0755, st_size=2029224, ...}) = 0</text:p>
      <text:p text:style-name="P42">pread64(3, "\6\0\0\0\4\0\0\0@\0\0\0\0\0\0\0@\0\0\0\0\0\0\0@\0\0\0\0\0\0\0"..., 784, 64) = 784</text:p>
      <text:p text:style-name="P42">pread64(3, "\4\0\0\0\20\0\0\0\5\0\0\0GNU\0\2\0\0\300\4\0\0\0\3\0\0\0\0\0\0\0", 32, 848) = 32</text:p>
      <text:p text:style-name="P42">pread64(3, "\4\0\0\0\24\0\0\0\3\0\0\0GNU\0\363\377?\332\200\270\27\304d\245n\355Y\377\t\334"..., 68, 880) = 68</text:p>
      <text:p text:style-name="P42">mmap(NULL, 2036952, PROT_READ, MAP_PRIVATE|MAP_DENYWRITE, 3, 0) = 0x7f9faafd9000</text:p>
      <text:p text:style-name="P42">mprotect(0x7f9faaffe000, 1847296, PROT_NONE) = 0</text:p>
      <text:p text:style-name="P42">mmap(0x7f9faaffe000, 1540096, PROT_READ|PROT_EXEC, MAP_PRIVATE|MAP_FIXED|MAP_DENYWRITE, 3, 0x25000) = 0x7f9faaffe000</text:p>
      <text:p text:style-name="P42">mmap(0x7f9fab176000, 303104, PROT_READ, MAP_PRIVATE|MAP_FIXED|MAP_DENYWRITE, 3, 0x19d000) = 0x7f9fab176000</text:p>
      <text:p text:style-name="P42">mmap(0x7f9fab1c1000, 24576, PROT_READ|PROT_WRITE, MAP_PRIVATE|MAP_FIXED|MAP_DENYWRITE, 3, 0x1e7000) = 0x7f9fab1c1000</text:p>
      <text:p text:style-name="P42">mmap(0x7f9fab1c7000, 13528, PROT_READ|PROT_WRITE, MAP_PRIVATE|MAP_FIXED|MAP_ANONYMOUS, -1, 0) = 0x7f9fab1c7000</text:p>
      <text:p text:style-name="P42">close(3) <text:s text:c="31"/>= 0</text:p>
      <text:p text:style-name="P42">mmap(NULL, 12288, PROT_READ|PROT_WRITE, MAP_PRIVATE|MAP_ANONYMOUS, -1, 0) = 0x7f9faafd6000</text:p>
      <text:p text:style-name="P42">arch_prctl(ARCH_SET_FS, 0x7f9faafd6740) = 0</text:p>
      <text:p text:style-name="P42">mprotect(0x7f9fab1c1000, 12288, PROT_READ) = 0</text:p>
      <text:p text:style-name="P42">mprotect(0x7f9fab1e8000, 4096, PROT_READ) = 0</text:p>
      <text:p text:style-name="P42">mprotect(0x561ae73b7000, 4096, PROT_READ) = 0</text:p>
      <text:p text:style-name="P42">mprotect(0x7f9fab22f000, 4096, PROT_READ) = 0</text:p>
      <text:p text:style-name="P42">munmap(0x7f9fab1f0000, 70514) <text:s text:c="10"/>= 0</text:p>
      <text:p text:style-name="P42">set_tid_address(0x7f9faafd6a10) <text:s text:c="8"/>= 20089</text:p>
      <text:p text:style-name="P42">set_robust_list(0x7f9faafd6a20, 24) <text:s text:c="4"/>= 0</text:p>
      <text:p text:style-name="P42">rt_sigaction(SIGRTMIN, {sa_handler=0x7f9fab1d2bf0, sa_mask=[], sa_flags=SA_RESTORER|SA_SIGINFO, sa_restorer=0x7f9fab1e03c0}, NULL, 8) = 0</text:p>
      <text:p text:style-name="P42">rt_sigaction(SIGRT_1, {sa_handler=0x7f9fab1d2c90, sa_mask=[], sa_flags=SA_RESTORER|SA_RESTART|SA_SIGINFO, sa_restorer=0x7f9fab1e03c0}, NULL, 8) = 0</text:p>
      <text:p text:style-name="P42"><text:soft-page-break/>rt_sigprocmask(SIG_UNBLOCK, [RTMIN RT_1], NULL, 8) = 0</text:p>
      <text:p text:style-name="P42">prlimit64(0, RLIMIT_STACK, NULL, {rlim_cur=8192*1024, rlim_max=RLIM64_INFINITY}) = 0</text:p>
      <text:p text:style-name="P42">brk(NULL) <text:s text:c="30"/>= 0x561ae85d4000</text:p>
      <text:p text:style-name="P42">brk(0x561ae85f5000) <text:s text:c="20"/>= 0x561ae85f5000</text:p>
      <text:p text:style-name="P42">fstat(1, {st_mode=S_IFCHR|0620, st_rdev=makedev(0x88, 0x2), ...}) = 0</text:p>
      <text:p text:style-name="P42">write(1, "1. Add number\n", 141. Add number</text:p>
      <text:p text:style-name="P42">) <text:s text:c="8"/>= 14</text:p>
      <text:p text:style-name="P42">write(1, "2. Add random numbers\n", 222. Add random numbers</text:p>
      <text:p text:style-name="P42">) = 22</text:p>
      <text:p text:style-name="P42">write(1, "3. Print array\n", 153. Print array</text:p>
      <text:p text:style-name="P42">) <text:s text:c="7"/>= 15</text:p>
      <text:p text:style-name="P42">write(1, "4. Sort\n", 84. Sort</text:p>
      <text:p text:style-name="P42">) <text:s text:c="15"/>= 8</text:p>
      <text:p text:style-name="P42">write(1, "0. Exit\n", 80. Exit</text:p>
      <text:p text:style-name="P42">) <text:s text:c="15"/>= 8</text:p>
      <text:p text:style-name="P42">fstat(0, {st_mode=S_IFCHR|0620, st_rdev=makedev(0x88, 0x2), ...}) = 0</text:p>
      <text:p text:style-name="P42">read(0, 2</text:p>
      <text:p text:style-name="P42">"2\n", 1024) <text:s text:c="19"/>= 2</text:p>
      <text:p text:style-name="P42">write(1, "Write quantity of numbers\n", 26Write quantity of numbers</text:p>
      <text:p text:style-name="P42">) = 26</text:p>
      <text:p text:style-name="P42">read(0, 10</text:p>
      <text:p text:style-name="P42">"10\n", 1024) <text:s text:c="18"/>= 3</text:p>
      <text:p text:style-name="P42">write(1, "1. Add number\n2. Add random numb"..., 591. Add number</text:p>
      <text:p text:style-name="P42">2. Add random numbers</text:p>
      <text:p text:style-name="P42">3. Print array</text:p>
      <text:p text:style-name="P42">4. Sort</text:p>
      <text:p text:style-name="P42">) = 59</text:p>
      <text:p text:style-name="P42">write(1, "0. Exit\n", 80. Exit</text:p>
      <text:p text:style-name="P42">) <text:s text:c="15"/>= 8</text:p>
      <text:p text:style-name="P42">read(0, 3</text:p>
      <text:p text:style-name="P42">"3\n", 1024) <text:s text:c="19"/>= 2</text:p>
      <text:p text:style-name="P42">write(1, "[ -7 11 16 -9 -19 10 -18 22 -5 -"..., 36[ -7 11 16 -9 -19 10 -18 22 -5 -6 ]</text:p>
      <text:p text:style-name="P42">) = 36</text:p>
      <text:p text:style-name="P42">write(1, "1. Add number\n2. Add random numb"..., 591. Add number</text:p>
      <text:p text:style-name="P42">2. Add random numbers</text:p>
      <text:p text:style-name="P42">3. Print array</text:p>
      <text:p text:style-name="P42">4. Sort</text:p>
      <text:p text:style-name="P42">) = 59</text:p>
      <text:p text:style-name="P42">write(1, "0. Exit\n", 80. Exit</text:p>
      <text:p text:style-name="P42">) <text:s text:c="15"/>= 8</text:p>
      <text:p text:style-name="P42">read(0, 4</text:p>
      <text:p text:style-name="P42">"4\n", 1024) <text:s text:c="19"/>= 2</text:p>
      <text:p text:style-name="P42">clock_gettime(CLOCK_PROCESS_CPUTIME_ID, {tv_sec=0, tv_nsec=4586873}) = 0</text:p>
      <text:p text:style-name="P42">mmap(NULL, 8392704, PROT_NONE, MAP_PRIVATE|MAP_ANONYMOUS|MAP_STACK, -1, 0) = 0x7f9faa7d5000</text:p>
      <text:p text:style-name="P42">mprotect(0x7f9faa7d6000, 8388608, PROT_READ|PROT_WRITE) = 0</text:p>
      <text:p text:style-name="P42">clone(child_stack=0x7f9faafd4fb0, flags=CLONE_VM|CLONE_FS|CLONE_FILES|CLONE_SIGHAND|CLONE_THREAD|CLONE_SYSVSEM|CLONE_SETTLS|CLONE_PARENT_SETTID|CLONE_CHILD_CLEARTID, parent_tid=[20092], tls=0x7f9faafd5700, child_tidptr=0x7f9faafd59d0) = 20092</text:p>
      <text:p text:style-name="P42">mmap(NULL, 8392704, PROT_NONE, MAP_PRIVATE|MAP_ANONYMOUS|MAP_STACK, -1, 0) = 0x7f9fa9fd4000</text:p>
      <text:p text:style-name="P42">mprotect(0x7f9fa9fd5000, 8388608, PROT_READ|PROT_WRITE) = 0</text:p>
      <text:p text:style-name="P42">clone(child_stack=0x7f9faa7d3fb0, flags=CLONE_VM|CLONE_FS|CLONE_FILES|CLONE_SIGHAND|CLONE_THREAD|CLONE_SYSVSEM|CLONE_SETTLS|CLONE_PARENT_SETTID|CLONE_CHILD_CLEARTID, parent_tid=[20093], tls=0x7f9faa7d4700, child_tidptr=0x7f9faa7d49d0) = 20093</text:p>
      <text:p text:style-name="P42">mmap(NULL, 8392704, PROT_NONE, MAP_PRIVATE|MAP_ANONYMOUS|MAP_STACK, -1, 0) = 0x7f9fa97d3000</text:p>
      <text:p text:style-name="P42">mprotect(0x7f9fa97d4000, 8388608, PROT_READ|PROT_WRITE) = 0</text:p>
      <text:p text:style-name="P42">clone(child_stack=0x7f9fa9fd2fb0, flags=CLONE_VM|CLONE_FS|CLONE_FILES|CLONE_SIGHAND|CLONE_THREAD|CLONE_SYSVSEM|CLONE_SETTLS|CLONE_PARENT_SETTID|<text:soft-page-break/>CLONE_CHILD_CLEARTID, parent_tid=[20094], tls=0x7f9fa9fd3700, child_tidptr=0x7f9fa9fd39d0) = 20094</text:p>
      <text:p text:style-name="P42">clone(child_stack=0x7f9fa9fd2fb0, flags=CLONE_VM|CLONE_FS|CLONE_FILES|CLONE_SIGHAND|CLONE_THREAD|CLONE_SYSVSEM|CLONE_SETTLS|CLONE_PARENT_SETTID|CLONE_CHILD_CLEARTID, parent_tid=[20095], tls=0x7f9fa9fd3700, child_tidptr=0x7f9fa9fd39d0) = 20095</text:p>
      <text:p text:style-name="P42">clone(child_stack=0x7f9faa7d3fb0, flags=CLONE_VM|CLONE_FS|CLONE_FILES|CLONE_SIGHAND|CLONE_THREAD|CLONE_SYSVSEM|CLONE_SETTLS|CLONE_PARENT_SETTID|CLONE_CHILD_CLEARTID, parent_tid=[20096], tls=0x7f9faa7d4700, child_tidptr=0x7f9faa7d49d0) = 20096</text:p>
      <text:p text:style-name="P42">clock_gettime(CLOCK_PROCESS_CPUTIME_ID, {tv_sec=0, tv_nsec=5786672}) = 0</text:p>
      <text:p text:style-name="P42">write(1, "\n", 1</text:p>
      <text:p text:style-name="P42">) <text:s text:c="22"/>= 1</text:p>
      <text:p text:style-name="P42">write(1, "Execution time: 1.200000 ms\n", 28Execution time: 1.200000 ms</text:p>
      <text:p text:style-name="P42">) = 28</text:p>
      <text:p text:style-name="P42">write(1, "1. Add number\n2. Add random numb"..., 591. Add number</text:p>
      <text:p text:style-name="P42">2. Add random numbers</text:p>
      <text:p text:style-name="P42">3. Print array</text:p>
      <text:p text:style-name="P42">4. Sort</text:p>
      <text:p text:style-name="P42">) = 59</text:p>
      <text:p text:style-name="P42">write(1, "0. Exit\n", 80. Exit</text:p>
      <text:p text:style-name="P42">) <text:s text:c="15"/>= 8</text:p>
      <text:p text:style-name="P42">read(0, 3</text:p>
      <text:p text:style-name="P42">"3\n", 1024) <text:s text:c="19"/>= 2</text:p>
      <text:p text:style-name="P42">write(1, "[ -19 -18 -9 -7 -6 -5 10 11 16 2"..., 36[ -19 -18 -9 -7 -6 -5 10 11 16 22 ]</text:p>
      <text:p text:style-name="P42">) = 36</text:p>
      <text:p text:style-name="P42">write(1, "1. Add number\n2. Add random numb"..., 591. Add number</text:p>
      <text:p text:style-name="P42">2. Add random numbers</text:p>
      <text:p text:style-name="P42">3. Print array</text:p>
      <text:p text:style-name="P42">4. Sort</text:p>
      <text:p text:style-name="P42">) = 59</text:p>
      <text:p text:style-name="P42">write(1, "0. Exit\n", 80. Exit</text:p>
      <text:p text:style-name="P42">) <text:s text:c="15"/>= 8</text:p>
      <text:p text:style-name="P42">read(0, 0</text:p>
      <text:p text:style-name="P42">"0\n", 1024) <text:s text:c="19"/>= 2</text:p>
      <text:p text:style-name="P42">lseek(0, -1, SEEK_CUR) <text:s text:c="17"/>= -1 ESPIPE (Недопустимая операция смещения)</text:p>
      <text:p text:style-name="P42">exit_group(0) <text:s text:c="26"/>= ?</text:p>
      <text:p text:style-name="P42">+++ exited with 0 +++</text:p>
      <text:p text:style-name="P7"/>
      <text:p text:style-name="P5">Вывод</text:p>
      <text:p text:style-name="P9"><text:span text:style-name="T8">Я научился работать с потоками в среде UNIX, составил и отладил программу сортировки TimSort. При тестировании мне довольно сильно помог составленный мной алгоритм по внесению в массив случайных чисел. Во время выполнения работы долгое время не получалось синхронизировать потоки и изначально не было понятно, есть ли большой смысл в большом количестве потоков. После вычисления ускорения я поменял свое мнение, ведь при четырех потоках программа работает почти в два раза быстрее. Дополнительные трудности при синхронизации потоков стоят такого ускор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7:34:40.217076883</meta:creation-date>
    <meta:generator>LibreOffice/6.4.6.2$Linux_X86_64 LibreOffice_project/40$Build-2</meta:generator>
    <dc:date>2021-04-21T19:12:01.826476618</dc:date>
    <meta:editing-duration>PT43M26S</meta:editing-duration>
    <meta:editing-cycles>11</meta:editing-cycles>
    <meta:document-statistic meta:table-count="2" meta:image-count="0" meta:object-count="0" meta:page-count="10" meta:paragraph-count="470" meta:word-count="1840" meta:character-count="14741" meta:non-whitespace-character-count="12365"/>
  </office:meta>
</office:document-meta>
</file>